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3" style:family="table">
      <style:table-properties style:width="18.801cm" fo:margin-left="1.101cm" fo:margin-top="0cm" fo:margin-bottom="0cm" table:align="left"/>
    </style:style>
    <style:style style:name="Tabla3.A" style:family="table-column">
      <style:table-column-properties style:column-width="10.165cm"/>
    </style:style>
    <style:style style:name="Tabla3.B" style:family="table-column">
      <style:table-column-properties style:column-width="1.838cm"/>
    </style:style>
    <style:style style:name="Tabla3.C" style:family="table-column">
      <style:table-column-properties style:column-width="2.731cm"/>
    </style:style>
    <style:style style:name="Tabla3.D" style:family="table-column">
      <style:table-column-properties style:column-width="1.901cm"/>
    </style:style>
    <style:style style:name="Tabla3.E" style:family="table-column">
      <style:table-column-properties style:column-width="2.166cm"/>
    </style:style>
    <style:style style:name="Tabla3.1" style:family="table-row">
      <style:table-row-properties style:min-row-height="0.487cm"/>
    </style:style>
    <style:style style:name="Tabla3.A1" style:family="table-cell">
      <style:table-cell-properties fo:padding="0cm" fo:border="none"/>
    </style:style>
    <style:style style:name="Tabla3.2" style:family="table-row">
      <style:table-row-properties style:min-row-height="0.66cm"/>
    </style:style>
    <style:style style:name="Tabla3.A2" style:family="table-cell">
      <style:table-cell-properties style:vertical-align="middle" fo:padding="0cm" fo:border="none"/>
    </style:style>
    <style:style style:name="Tabla3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5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736abd" officeooo:paragraph-rsid="007539f1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1534cb" style:font-size-asian="10pt" style:font-name-complex="Lucida Sans" style:font-size-complex="10pt"/>
    </style:style>
    <style:style style:name="P1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officeooo:paragraph-rsid="0073511d" style:font-size-asian="9pt" style:font-name-complex="Lucida Sans" style:font-size-complex="9pt"/>
    </style:style>
    <style:style style:name="P1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P13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1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63a36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17" style:family="paragraph" style:parent-style-name="Table_20_Contents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9pt" fo:letter-spacing="-0.007cm" fo:font-weight="normal" style:font-size-asian="9pt" style:font-weight-asian="normal" style:font-name-complex="Lucida Sans" style:font-size-complex="9pt" style:font-weight-complex="normal"/>
    </style:style>
    <style:style style:name="P1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1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P2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P2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P2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73511d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.5pt" fo:letter-spacing="-0.012cm" fo:font-style="normal" style:text-underline-style="none" fo:font-weight="bold" officeooo:paragraph-rsid="0080c916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3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P3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P35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P36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P37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P38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P41" style:family="paragraph" style:parent-style-name="Standard">
      <style:text-properties fo:font-size="2pt" style:font-size-asian="2pt" style:font-size-complex="2pt"/>
    </style:style>
    <style:style style:name="P42" style:family="paragraph" style:parent-style-name="Standard">
      <style:text-properties style:font-name="Lucida Sans" fo:font-size="14pt" officeooo:rsid="0062c4b4" officeooo:paragraph-rsid="0062c4b4" style:font-size-asian="14pt" style:font-size-complex="14pt"/>
    </style:style>
    <style:style style:name="P43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P44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P45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P47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9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73511d" officeooo:paragraph-rsid="00785ee6" fo:background-color="transparent" style:font-size-asian="9pt" style:font-weight-asian="normal" style:font-name-complex="Lucida Sans" style:font-size-complex="9pt" style:font-weight-complex="normal"/>
    </style:style>
    <style:style style:name="P50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1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2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3bf177" style:font-size-asian="8pt" style:font-name-complex="Lucida Sans" style:font-size-complex="8pt"/>
    </style:style>
    <style:style style:name="P5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55" style:family="paragraph" style:parent-style-name="Standard">
      <style:paragraph-properties fo:margin-left="0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fo:letter-spacing="-0.007cm" fo:font-style="normal" officeooo:rsid="007539f1" style:font-style-asian="normal" style:font-style-complex="normal"/>
    </style:style>
    <style:style style:name="T3" style:family="text">
      <style:text-properties fo:letter-spacing="-0.007cm" fo:font-style="normal" officeooo:rsid="000f4c70" style:font-style-asian="normal" style:font-style-complex="normal"/>
    </style:style>
    <style:style style:name="T4" style:family="text">
      <style:text-properties fo:letter-spacing="-0.007cm" fo:font-style="italic" style:font-style-asian="italic" style:font-style-complex="italic"/>
    </style:style>
    <style:style style:name="T5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T6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loext:opacity="100%" style:font-name="Lucida Sans" style:font-name-complex="Lucida Sans"/>
    </style:style>
    <style:style style:name="T8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12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13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4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5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1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2" style:family="text">
      <style:text-properties fo:color="#221f1f" loext:opacity="100%" style:text-position="-5% 100%" fo:font-size="9pt" fo:letter-spacing="-0.007cm" fo:font-weight="normal" officeooo:rsid="0079c5b0" style:font-size-asian="9pt" style:font-weight-asian="normal" style:font-size-complex="9pt" style:font-weight-complex="normal"/>
    </style:style>
    <style:style style:name="T33" style:family="text">
      <style:text-properties fo:color="#221f1f" loext:opacity="100%" style:text-position="-5% 100%" fo:font-size="9pt" fo:letter-spacing="-0.007cm" fo:font-weight="normal" officeooo:rsid="00781aff" style:font-size-asian="9pt" style:font-weight-asian="normal" style:font-size-complex="9pt" style:font-weight-complex="normal"/>
    </style:style>
    <style:style style:name="T34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5" style:family="text">
      <style:text-properties fo:color="#221f1f" loext:opacity="100%" style:text-position="-5% 100%" fo:font-size="9pt" fo:letter-spacing="-0.007cm" fo:font-weight="normal" officeooo:rsid="0080c916" style:font-size-asian="9pt" style:font-weight-asian="normal" style:font-size-complex="9pt" style:font-weight-complex="normal"/>
    </style:style>
    <style:style style:name="T36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T37" style:family="text">
      <style:text-properties fo:color="#221f1f" loext:opacity="100%" style:text-position="-5% 100%" fo:font-size="9pt" style:font-size-asian="9pt" style:font-size-complex="9pt"/>
    </style:style>
    <style:style style:name="T38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loext:opacity="100%" fo:letter-spacing="-0.007cm" fo:font-style="normal" style:font-style-asian="normal" style:font-name-complex="Lucida Sans" style:font-style-complex="normal"/>
    </style:style>
    <style:style style:name="T40" style:family="text">
      <style:text-properties fo:color="#221f1f" loext:opacity="100%" fo:letter-spacing="-0.007cm" fo:font-style="normal" officeooo:rsid="0010c812" style:font-style-asian="normal" style:font-name-complex="Lucida Sans" style:font-style-complex="normal"/>
    </style:style>
    <style:style style:name="T41" style:family="text">
      <style:text-properties fo:color="#221f1f" loext:opacity="100%" fo:letter-spacing="-0.007cm" fo:font-style="normal" officeooo:rsid="004a1d82" style:font-style-asian="normal" style:font-name-complex="Lucida Sans" style:font-style-complex="normal"/>
    </style:style>
    <style:style style:name="T42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T43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T44" style:family="text">
      <style:text-properties fo:color="#221f1f" loext:opacity="100%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T45" style:family="text">
      <style:text-properties fo:color="#221f1f" loext:opacity="100%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T46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7" style:family="text">
      <style:text-properties style:text-position="-5% 100%" style:font-name="Lucida Sans" fo:letter-spacing="-0.012cm" fo:font-style="normal" style:text-underline-style="none" officeooo:rsid="0073511d" style:font-style-asian="normal" style:font-name-complex="Lucida Sans" style:font-style-complex="normal"/>
    </style:style>
    <style:style style:name="T4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9" style:family="text">
      <style:text-properties style:text-position="-5% 100%" fo:letter-spacing="-0.012cm" fo:font-style="normal" style:text-underline-style="none" officeooo:rsid="0073511d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officeooo:rsid="0073511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T56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T57" style:family="text">
      <style:text-properties fo:color="#000000" loext:opacity="100%" fo:font-size="8pt" fo:letter-spacing="-0.007cm" fo:font-style="normal" officeooo:rsid="00810f82" style:font-size-asian="8pt" style:font-style-asian="normal" style:font-size-complex="8pt" style:font-style-complex="normal"/>
    </style:style>
    <style:style style:name="T58" style:family="text">
      <style:text-properties fo:color="#000000" loext:opacity="100%" fo:font-size="8pt" fo:letter-spacing="-0.007cm" fo:font-style="normal" officeooo:rsid="0073511d" style:font-size-asian="8pt" style:font-style-asian="normal" style:font-size-complex="8pt" style:font-style-complex="normal"/>
    </style:style>
    <style:style style:name="T59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2" style:family="text">
      <style:text-properties fo:font-size="8pt" style:font-size-asian="8pt" style:font-size-complex="8pt"/>
    </style:style>
    <style:style style:name="T63" style:family="text">
      <style:text-properties fo:font-size="8pt" officeooo:rsid="0073511d" style:font-size-asian="8pt" style:font-size-complex="8pt"/>
    </style:style>
    <style:style style:name="T64" style:family="text">
      <style:text-properties fo:font-size="8pt" fo:font-style="normal" style:font-size-asian="8pt" style:font-style-asian="normal" style:font-size-complex="8pt" style:font-style-complex="normal"/>
    </style:style>
    <style:style style:name="T65" style:family="text">
      <style:text-properties fo:font-style="normal" style:font-style-asian="normal" style:font-style-complex="normal"/>
    </style:style>
    <style:style style:name="T66" style:family="text">
      <style:text-properties fo:font-style="normal" officeooo:rsid="004e00d8" style:font-style-asian="normal" style:font-style-complex="normal"/>
    </style:style>
    <style:style style:name="T67" style:family="text">
      <style:text-properties fo:font-style="normal" officeooo:rsid="0045509c" style:font-style-asian="normal" style:font-style-complex="normal"/>
    </style:style>
    <style:style style:name="T68" style:family="text">
      <style:text-properties fo:font-style="normal" fo:font-weight="bold" style:font-style-asian="normal" style:font-weight-asian="bold" style:font-style-complex="normal" style:font-weight-complex="bold"/>
    </style:style>
    <style:style style:name="T69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1" style:family="text">
      <style:text-properties style:text-underline-style="none"/>
    </style:style>
    <style:style style:name="T72" style:family="text">
      <style:text-properties fo:font-size="11pt" style:text-underline-style="none" style:font-size-asian="11pt" style:font-size-complex="11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53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5"><text:s/><text:text-input text:description="&lt;'Genérico' in line.product_id.display_name and line.move_id.name or line.product_id.display_name&gt;">123456789012345678901234567890123045</text:text-input></text:p>
          </table:table-cell>
          <table:table-cell table:style-name="Tabla3.A2" office:value-type="string">
            <text:p text:style-name="P17"><text:span text:style-name="T65"><text:text-input text:description="&lt;if test=&quot;print_warranty and line.product_id.warranty&quot;&gt;">if</text:text-input></text:span><text:span text:style-name="T65"><text:text-input text:description="&lt;formatLang(line.product_id.warranty,digits=0)&gt;">12</text:text-input></text:span><text:span text:style-name="T65"><text:s/></text:span><text:span text:style-name="T67">meses</text:span><text:span text:style-name="T65"><text:text-input text:description="&lt;/if&gt;">end</text:text-input></text:span></text:p>
          </table:table-cell>
          <table:table-cell table:style-name="Tabla3.A2" table:number-columns-spanned="2" office:value-type="string">
            <text:p text:style-name="P17"><text:span text:style-name="T65"><text:text-input text:description="&lt;if test=&quot;print_serial_number&quot;&gt;">if</text:text-input></text:span><text:span text:style-name="T64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5"><text:text-input text:description="&lt;/if&gt;">end</text:text-input></text:span></text:p>
          </table:table-cell>
          <table:covered-table-cell/>
          <table:table-cell table:style-name="Tabla3.A2" office:value-type="string">
            <text:p text:style-name="P16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4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01cm" fo:margin-left="1.101cm" fo:margin-top="0.199cm" fo:margin-bottom="0cm" table:align="left"/>
    </style:style>
    <style:style style:name="Tabla2.A" style:family="table-column">
      <style:table-column-properties style:column-width="10.165cm"/>
    </style:style>
    <style:style style:name="Tabla2.B" style:family="table-column">
      <style:table-column-properties style:column-width="1.824cm"/>
    </style:style>
    <style:style style:name="Tabla2.C" style:family="table-column">
      <style:table-column-properties style:column-width="4.658cm"/>
    </style:style>
    <style:style style:name="Tabla2.D" style:family="table-column">
      <style:table-column-properties style:column-width="2.154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4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4.699cm"/>
    </style:style>
    <style:style style:name="Tabla4.B" style:family="table-column">
      <style:table-column-properties style:column-width="4.561cm"/>
    </style:style>
    <style:style style:name="Tabla4.C" style:family="table-column">
      <style:table-column-properties style:column-width="4.838cm"/>
    </style:style>
    <style:style style:name="Tabla4.D" style:family="table-column">
      <style:table-column-properties style:column-width="4.701cm"/>
    </style:style>
    <style:style style:name="Tabla4.1" style:family="table-row">
      <style:table-row-properties style:min-row-height="0.171cm"/>
    </style:style>
    <style:style style:name="Tabla4.A1" style:family="table-cell">
      <style:table-cell-properties fo:background-color="transparent" fo:padding="0cm" fo:border="none">
        <style:background-image/>
      </style:table-cell-properties>
    </style:style>
    <style:style style:name="Tabla4.2" style:family="table-row">
      <style:table-row-properties style:min-row-height="1.743cm"/>
    </style:style>
    <style:style style:name="Tabla4.3" style:family="table-row">
      <style:table-row-properties style:min-row-height="2.771cm"/>
    </style:style>
    <style:style style:name="Tabla4.A3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4.B3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a4.4" style:family="table-row">
      <style:table-row-properties style:min-row-height="0.951cm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style:font-name="Lucida Sans" fo:font-size="14pt" officeooo:rsid="0062c4b4" officeooo:paragraph-rsid="0062c4b4" style:font-size-asian="14pt" style:font-size-complex="14pt"/>
    </style:style>
    <style:style style:name="MP3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4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5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10c812" style:font-size-asian="11pt" style:font-weight-asian="bold" style:font-name-complex="Myriad Pro" style:font-size-complex="11pt" style:font-weight-complex="bold" style:text-scale="101%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3a44d5" officeooo:paragraph-rsid="00362c76" style:font-size-asian="23pt" style:font-weight-asian="bold" style:font-name-complex="Myriad Pro" style:font-size-complex="23pt" style:font-weight-complex="bold" style:text-scale="101%"/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5f4c1c" officeooo:paragraph-rsid="00362c76" style:font-size-asian="6pt" style:font-weight-asian="normal" style:font-name-complex="Lucida Sans" style:font-size-complex="6pt" style:font-weight-complex="normal" style:text-scale="101%"/>
    </style:style>
    <style:style style:name="MP8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3pt" fo:font-weight="bold" officeooo:rsid="00736abd" officeooo:paragraph-rsid="007539f1" style:font-size-asian="13pt" style:font-weight-asian="bold" style:font-name-complex="Lucida Sans" style:font-size-complex="13pt" style:font-weight-complex="bold"/>
    </style:style>
    <style:style style:name="MP9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officeooo:paragraph-rsid="001534cb" style:font-size-asian="10pt" style:font-name-complex="Lucida Sans" style:font-size-complex="10pt"/>
    </style:style>
    <style:style style:name="MP10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11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4d0723" style:font-size-asian="8pt" style:font-weight-asian="normal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4d0723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73511d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4d072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rsid="0073511d" officeooo:paragraph-rsid="0073511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9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4d0723" style:font-size-asian="8pt" style:font-weight-asian="normal" style:font-name-complex="Lucida Sans" style:font-size-complex="8pt" style:font-weight-complex="normal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9pt" officeooo:paragraph-rsid="0073511d" style:font-size-asian="9pt" style:font-name-complex="Lucida Sans" style:font-size-complex="9pt"/>
    </style:style>
    <style:style style:name="MP2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9pt" officeooo:paragraph-rsid="0073511d" style:font-size-asian="9pt" style:font-name-complex="Lucida Sans" style:font-size-complex="9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02ab9" style:font-size-asian="6pt" style:font-name-complex="Lucida Sans" style:font-size-complex="6pt"/>
    </style:style>
    <style:style style:name="MP26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6% 100%" style:font-name="Lucida Sans" fo:font-size="8.5pt" fo:letter-spacing="-0.012cm" fo:font-style="normal" style:text-underline-style="none" fo:font-weight="bold" officeooo:paragraph-rsid="0080c916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27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loext:opacity="100%" style:font-name="Lucida Sans" fo:font-size="6pt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b4606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07b4606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officeooo:paragraph-rsid="0010c812"/>
    </style:style>
    <style:style style:name="MP33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fo:font-weight="normal" officeooo:paragraph-rsid="0010c812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.064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top="0.09cm" fo:margin-bottom="0cm" style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763a36"/>
    </style:style>
    <style:style style:name="MP37" style:family="paragraph" style:parent-style-name="Standard">
      <style:paragraph-properties fo:margin-left="0cm" fo:margin-right="0cm" fo:margin-top="0.079cm" fo:margin-bottom="0cm" style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8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73e39" style:font-size-asian="9pt" style:font-weight-asian="bold" style:font-size-complex="9pt" style:font-weight-complex="bold"/>
    </style:style>
    <style:style style:name="MP41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2pt" fo:letter-spacing="-0.009cm" fo:font-weight="normal" style:font-size-asian="2pt" style:font-weight-asian="normal" style:font-name-complex="Lucida Sans" style:font-size-complex="2pt" style:font-weight-complex="normal"/>
    </style:style>
    <style:style style:name="MP42" style:family="paragraph" style:parent-style-name="Standard">
      <style:paragraph-properties fo:margin-left="0.206cm" fo:margin-right="-0.056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2pt" fo:letter-spacing="-0.009cm" fo:font-weight="bold" style:font-size-asian="2pt" style:font-weight-asian="bold" style:font-name-complex="Lucida Sans" style:font-size-complex="2pt" style:font-weight-complex="bold"/>
    </style:style>
    <style:style style:name="MP43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10pt" fo:letter-spacing="-0.009cm" fo:font-weight="bold" style:font-size-asian="10pt" style:font-weight-asian="bold" style:font-name-complex="Lucida Sans" style:font-size-complex="10pt" style:font-weight-complex="bold"/>
    </style:style>
    <style:style style:name="MP45" style:family="paragraph" style:parent-style-name="Standard">
      <style:paragraph-properties fo:margin-left="0.206cm" fo:margin-right="-0.056cm" fo:margin-top="0.199cm" fo:margin-bottom="0cm" style:contextual-spacing="false" fo:line-height="150%" fo:orphans="0" fo:widows="0" fo:text-indent="0cm" style:auto-text-indent="false" style:text-autospace="none"/>
      <style:text-properties style:use-window-font-color="true" loext:opacity="0%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-0.056cm" fo:margin-top="0.199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7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loext:opacity="0%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9" style:family="paragraph" style:parent-style-name="Standard">
      <style:paragraph-properties fo:margin-left="0.206cm" fo:margin-right="-0.056cm" fo:margin-top="0.199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9pt" fo:letter-spacing="-0.007cm" fo:font-style="normal" style:text-underline-style="none" fo:font-weight="bold" officeooo:rsid="0010c812" officeooo:paragraph-rsid="0010c812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0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73511d" officeooo:paragraph-rsid="00785ee6" fo:background-color="transparent" style:font-size-asian="9pt" style:font-weight-asian="normal" style:font-name-complex="Lucida Sans" style:font-size-complex="9pt" style:font-weight-complex="normal"/>
    </style:style>
    <style:style style:name="MT1" style:family="text">
      <style:text-properties officeooo:rsid="002568f2"/>
    </style:style>
    <style:style style:name="MT2" style:family="text">
      <style:text-properties fo:letter-spacing="-0.007cm" fo:font-style="normal" officeooo:rsid="007539f1" style:font-style-asian="normal" style:font-style-complex="normal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loext:opacity="100%" style:font-name="Lucida Sans" style:font-name-complex="Lucida Sans"/>
    </style:style>
    <style:style style:name="MT6" style:family="text">
      <style:text-properties fo:color="#221f1f" loext:opacity="100%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officeooo:rsid="0073511d" style:font-style-asian="normal" style:font-name-complex="Lucida Sans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officeooo:rsid="0073511d" style:font-style-asian="normal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officeooo:rsid="0073511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loext:opacity="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font-size="8pt" style:font-size-asian="8pt" style:font-size-complex="8pt"/>
    </style:style>
    <style:style style:name="MT16" style:family="text">
      <style:text-properties fo:font-size="8pt" officeooo:rsid="0073511d" style:font-size-asian="8pt" style:font-size-complex="8pt"/>
    </style:style>
    <style:style style:name="MT17" style:family="text">
      <style:text-properties fo:color="#000000" loext:opacity="100%" fo:font-size="8pt" fo:letter-spacing="-0.007cm" fo:font-style="normal" officeooo:rsid="00810f82" style:font-size-asian="8pt" style:font-style-asian="normal" style:font-size-complex="8pt" style:font-style-complex="normal"/>
    </style:style>
    <style:style style:name="MT18" style:family="text">
      <style:text-properties fo:color="#000000" loext:opacity="100%" fo:font-size="8pt" fo:letter-spacing="-0.007cm" fo:font-style="normal" officeooo:rsid="0073511d" style:font-size-asian="8pt" style:font-style-asian="normal" style:font-size-complex="8pt" style:font-style-complex="normal"/>
    </style:style>
    <style:style style:name="MT19" style:family="text">
      <style:text-properties fo:color="#000000" loext:opacity="100%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0" style:family="text">
      <style:text-properties fo:color="#000000" loext:opacity="100%" fo:font-size="8pt" fo:letter-spacing="-0.007cm" fo:font-style="normal" style:font-size-asian="8pt" style:font-style-asian="normal" style:font-size-complex="8pt" style:font-style-complex="normal"/>
    </style:style>
    <style:style style:name="MT21" style:family="text">
      <style:text-properties fo:color="#221f1f" loext:opacity="100%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2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MT23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MT24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5" style:family="text">
      <style:text-properties fo:color="#221f1f" loext:opacity="100%" style:text-position="-5% 100%" fo:font-size="9pt" fo:letter-spacing="-0.007cm" fo:font-weight="normal" officeooo:rsid="0079c5b0" style:font-size-asian="9pt" style:font-weight-asian="normal" style:font-size-complex="9pt" style:font-weight-complex="normal"/>
    </style:style>
    <style:style style:name="MT26" style:family="text">
      <style:text-properties fo:color="#221f1f" loext:opacity="100%" style:text-position="-5% 100%" fo:font-size="9pt" fo:letter-spacing="-0.007cm" fo:font-weight="normal" officeooo:rsid="00781aff" style:font-size-asian="9pt" style:font-weight-asian="normal" style:font-size-complex="9pt" style:font-weight-complex="normal"/>
    </style:style>
    <style:style style:name="MT27" style:family="text">
      <style:text-properties fo:color="#221f1f" loext:opacity="100%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loext:opacity="100%" style:text-position="-5% 100%" fo:font-size="9pt" fo:letter-spacing="-0.007cm" fo:font-weight="normal" officeooo:rsid="0080c916" style:font-size-asian="9pt" style:font-weight-asian="normal" style:font-size-complex="9pt" style:font-weight-complex="normal"/>
    </style:style>
    <style:style style:name="MT29" style:family="text">
      <style:text-properties fo:color="#221f1f" loext:opacity="100%" style:text-position="-5% 100%" fo:font-size="9pt" fo:font-weight="normal" style:font-size-asian="9pt" style:font-weight-asian="normal" style:font-size-complex="9pt" style:font-weight-complex="normal"/>
    </style:style>
    <style:style style:name="MT30" style:family="text">
      <style:text-properties fo:color="#221f1f" loext:opacity="100%" style:text-position="-5% 100%" fo:font-size="9pt" style:font-size-asian="9pt" style:font-size-complex="9pt"/>
    </style:style>
    <style:style style:name="MT31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2" style:family="text">
      <style:text-properties fo:color="#221f1f" loext:opacity="100%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>
      <style:text-properties fo:color="#221f1f" loext:opacity="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7" style:family="text">
      <style:text-properties fo:color="#221f1f" loext:opacity="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8" style:family="text">
      <style:text-properties fo:color="#221f1f" loext:opacity="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0" style:family="text">
      <style:text-properties fo:color="#221f1f" loext:opacity="100%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1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2" style:family="text">
      <style:text-properties fo:color="#221f1f" loext:opacity="100%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3" style:family="text">
      <style:text-properties fo:color="#221f1f" loext:opacity="100%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4" style:family="text">
      <style:text-properties fo:font-style="normal" officeooo:rsid="004e00d8" style:font-style-asian="normal" style:font-style-complex="normal"/>
    </style:style>
    <style:style style:name="MT45" style:family="text">
      <style:text-properties fo:font-style="normal" style:font-style-asian="normal" style:font-style-complex="normal"/>
    </style:style>
    <style:style style:name="MT4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8" style:family="text">
      <style:text-properties fo:color="#221f1f" loext:opacity="100%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loext:opacity="100%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loext:opacity="100%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000000" loext:opacity="100%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loext:opacity="100%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221f1f" loext:opacity="100%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loext:opacity="100%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loext:opacity="100%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0" style:family="text">
      <style:text-properties fo:color="#221f1f" loext:opacity="100%" fo:letter-spacing="-0.007cm" fo:font-style="normal" style:font-style-asian="normal" style:font-name-complex="Lucida Sans" style:font-style-complex="normal"/>
    </style:style>
    <style:style style:name="MT61" style:family="text">
      <style:text-properties fo:color="#221f1f" loext:opacity="100%" fo:letter-spacing="-0.007cm" fo:font-style="normal" officeooo:rsid="0010c812" style:font-style-asian="normal" style:font-name-complex="Lucida Sans" style:font-style-complex="normal"/>
    </style:style>
    <style:style style:name="MT62" style:family="text">
      <style:text-properties fo:color="#221f1f" loext:opacity="100%" fo:letter-spacing="-0.007cm" fo:font-style="normal" officeooo:rsid="004a1d82" style:font-style-asian="normal" style:font-name-complex="Lucida Sans" style:font-style-complex="normal"/>
    </style:style>
    <style:style style:name="MT63" style:family="text">
      <style:text-properties fo:color="#221f1f" loext:opacity="100%" fo:font-size="8pt" fo:letter-spacing="-0.007cm" fo:font-style="normal" style:font-size-asian="8pt" style:font-style-asian="normal" style:font-name-complex="Lucida Sans" style:font-size-complex="8pt" style:font-style-complex="normal"/>
    </style:style>
    <style:style style:name="MT64" style:family="text">
      <style:text-properties fo:color="#221f1f" loext:opacity="100%" fo:font-size="8pt" fo:letter-spacing="-0.007cm" fo:font-style="normal" officeooo:rsid="00573e39" style:font-size-asian="8pt" style:font-style-asian="normal" style:font-name-complex="Lucida Sans" style:font-size-complex="8pt" style:font-style-complex="normal"/>
    </style:style>
    <style:style style:name="MT65" style:family="text">
      <style:text-properties fo:color="#221f1f" loext:opacity="100%" fo:letter-spacing="-0.007cm" fo:font-style="normal" officeooo:rsid="0010c812" style:font-style-asian="normal" style:font-style-complex="normal"/>
    </style:style>
    <style:style style:name="MT66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68" style:family="text">
      <style:text-properties fo:color="#221f1f" loext:opacity="100%" fo:letter-spacing="-0.007cm" fo:font-style="normal" style:text-underline-style="none" officeooo:rsid="0010c812" style:font-style-asian="normal" style:font-style-complex="normal"/>
    </style:style>
    <style:style style:name="MT69" style:family="text">
      <style:text-properties style:text-underline-style="none"/>
    </style:style>
    <style:style style:name="MT70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3"><draw:frame draw:style-name="Mfr1" draw:name="image: asimage(o.book_id.id == 2 and logo_report or False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4"/>
              <text:p text:style-name="MP4"/>
            </table:table-cell>
            <table:table-cell table:style-name="Tabla5.A1" table:number-rows-spanned="2" office:value-type="string">
              <text:p text:style-name="MP5"/>
              <text:p text:style-name="MP6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7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8">REMITO - <text:span text:style-name="MT2"><text:text-input text:description="&lt;tipo_copia&gt;">tipo copia</text:text-input></text:span></text:p>
              <text:p text:style-name="MP9">Nº: <text:span text:style-name="MT3"><text:text-input text:description="&lt;o.vouchers&gt;">000</text:text-input></text:span></text:p>
              <text:p text:style-name="MP10"><text:span text:style-name="MT4">Fecha</text:span><text:span text:style-name="MT5">: </text:span><text:span text:style-name="MT5"><text:text-input text:description="&lt;if test=&quot;o.date_done&quot;&gt;">If</text:text-input></text:span><text:span text:style-name="MT5"><text:text-input text:description="&lt;formatLang(o.date_done,date='true')&gt;">DD/MM/YYYY</text:text-input></text:span><text:span text:style-name="MT6"><text:text-input text:description="&lt;/if&gt;">/if</text:text-input></text:span></text:p>
              <text:p text:style-name="MP11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<text:s/>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2"/>
              <text:p text:style-name="MP13">BRUNETTI HERMANOS S.R.L.</text:p>
              <text:p text:style-name="MP14"><text:span text:style-name="MT8">San Nicolas 3260</text:span><text:span text:style-name="MT9"> (</text:span><text:span text:style-name="MT8">2000</text:span><text:span text:style-name="MT9">)</text:span></text:p>
              <text:p text:style-name="MP15"><text:span text:style-name="MT10">Rosario</text:span><text:span text:style-name="MT11"> - </text:span><text:span text:style-name="MT10">Santa Fe</text:span><text:span text:style-name="MT11"> - </text:span><text:span text:style-name="MT10">Argentina</text:span></text:p>
              <text:p text:style-name="MP16"><text:span text:style-name="MT11">Tel: </text:span><text:span text:style-name="MT10">0341-434-0143</text:span></text:p>
              <text:p text:style-name="MP17"><text:placeholder text:placeholder-type="text">&lt;company.partner_id.email&gt;</text:placeholder></text:p>
              <text:p text:style-name="MP18">www.brunettihermanos.com.ar</text:p>
              <text:p text:style-name="MP19"><text:span text:style-name="MT12">I.V.A.: </text:span><text:span text:style-name="MT13">Responsable Inscripto</text:span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20"><text:span text:style-name="MT14">CUIT</text:span><text:span text:style-name="MT15">: </text:span><text:span text:style-name="MT16">30-71255285-5</text:span></text:p>
              <text:p text:style-name="MP21"><text:span text:style-name="MT14">Ing. Brutos </text:span><text:span text:style-name="MT17">CM</text:span><text:span text:style-name="MT18">: 921-398397-0</text:span></text:p>
              <text:p text:style-name="MP22"><text:span text:style-name="MT19">Inicio de actividades</text:span><text:span text:style-name="MT20">: </text:span><text:span text:style-name="MT18">01/1</text:span><text:span text:style-name="MT17">1</text:span><text:span text:style-name="MT18">/201</text:span><text:span text:style-name="MT17">3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3"><text:s/></text:p>
              <text:p text:style-name="MP24"><text:span text:style-name="MT21">Cliente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5"/>
              <text:p text:style-name="MP26"><text:span text:style-name="MT25">D</text:span><text:span text:style-name="MT26">omicilio</text:span><text:span text:style-name="MT27"> </text:span><text:span text:style-name="MT28">de envío</text:span><text:span text:style-name="MT29">: </text:span><text:span text:style-name="MT30"><text:placeholder text:placeholder-type="text">&lt;o.partner_id.street&gt;</text:placeholder></text:span><text:span text:style-name="MT30"><text:s/>- </text:span><text:span text:style-name="MT30"><text:placeholder text:placeholder-type="text">&lt;o.partner_id.city&gt;</text:placeholder></text:span><text:span text:style-name="MT30"><text:s/>- </text:span><text:span text:style-name="MT30"><text:placeholder text:placeholder-type="text">&lt;o.partner_id.state_id.name&gt;</text:placeholder></text:span><text:span text:style-name="MT30"><text:s/>- </text:span><text:span text:style-name="MT30"><text:placeholder text:placeholder-type="text">&lt;o.partner_id.zip&gt;</text:placeholder></text:span></text:p>
            </table:table-cell>
            <table:table-cell table:style-name="Tabla7.A1" table:number-rows-spanned="2" office:value-type="string">
              <text:p text:style-name="MP27"/>
              <text:p text:style-name="MP28"><text:span text:style-name="MT31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9"/>
              <text:p text:style-name="MP28"><text:span text:style-name="MT31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0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31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32"><text:span text:style-name="MT36">Transporte</text:span><text:span text:style-name="MT37">:</text:span><text:span text:style-name="MT38"> </text:span><text:span text:style-name="MT39"><text:text-input text:description="&lt;o.carrier_id.partner_id.name&gt;">El más rapido SRL</text:text-input></text:span></text:p>
              <text:p text:style-name="MP32"><text:span text:style-name="MT40">Dirección</text:span><text:span text:style-name="MT41">:</text:span><text:span text:style-name="MT42"> </text:span><text:span text:style-name="MT43"><text:text-input text:description="&lt;partner_address(o.carrier_id.partner_id)&gt;">Balcarce 666</text:text-input></text:span></text:p>
              <text:p text:style-name="MP33"><text:span text:style-name="MT44">CUIT</text:span><text:span text:style-name="MT45">:</text:span><text:span text:style-name="MT46"> </text:span><text:span text:style-name="MT47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4"><text:span text:style-name="MT48">Peso</text:span><text:span text:style-name="MT49">:</text:span><text:span text:style-name="MT50"> </text:span><text:span text:style-name="MT51"><text:text-input text:description="&lt;formatLang(o.weight)&gt;">30,5</text:text-input></text:span><text:span text:style-name="MT51"><text:s/>kgs.</text:span></text:p>
              <text:p text:style-name="MP34"><text:span text:style-name="MT48">Valor Decl.</text:span><text:span text:style-name="MT37">:</text:span><text:span text:style-name="MT50"> $</text:span><text:span text:style-name="MT51"><text:text-input text:description="&lt;formatLang(o.declared_value)&gt;">$ 1300</text:text-input></text:span></text:p>
              <text:p text:style-name="MP35"><text:span text:style-name="MT48">Q. Bultos</text:span><text:span text:style-name="MT52">:</text:span><text:span text:style-name="MT53"> </text:span><text:span text:style-name="MT51"><text:text-input text:description="&lt;o.number_of_packages&gt;">10</text:text-input></text:span></text:p>
            </table:table-cell>
            <table:table-cell table:style-name="Tabla1.A1" office:value-type="string">
              <text:p text:style-name="MP36"><text:span text:style-name="MT54"><text:text-input text:description="&lt;if test=&quot;print_commercial&quot;&gt;">IF2</text:text-input></text:span><text:span text:style-name="MT55">Comercial</text:span><text:span text:style-name="MT49">: </text:span><text:span text:style-name="MT51"><text:text-input text:description="&lt;o.sale_id.user_id.name&gt;">10</text:text-input></text:span><text:span text:style-name="MT50"><text:s/></text:span><text:span text:style-name="MT56"><text:text-input text:description="&lt;/if&gt;">&lt;/if&gt;</text:text-input></text:span></text:p>
              <text:p text:style-name="MP37"><text:span text:style-name="MT55">Doc. Origen</text:span><text:span text:style-name="MT57">:</text:span><text:span text:style-name="MT58"> </text:span><text:span text:style-name="MT59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38">Descripción</text:p>
            </table:table-cell>
            <table:table-cell table:style-name="Tabla2.B1" office:value-type="string">
              <text:p text:style-name="MP39"><text:span text:style-name="MT60"><text:text-input text:description="&lt;if test=&quot;print_warranty&quot;&gt;">if</text:text-input></text:span><text:span text:style-name="MT61">Garantía</text:span><text:span text:style-name="MT60"><text:text-input text:description="&lt;/if&gt;">end</text:text-input></text:span></text:p>
            </table:table-cell>
            <table:table-cell table:style-name="Tabla2.C1" office:value-type="string">
              <text:p text:style-name="MP40"><text:span text:style-name="MT61"><text:text-input text:description="&lt;if test=&quot;print_serial_number&quot;&gt;">if</text:text-input></text:span><text:span text:style-name="MT61">Lo</text:span><text:span text:style-name="MT62">t</text:span><text:span text:style-name="MT61">e / </text:span><text:span text:style-name="MT62">Serie</text:span><text:span text:style-name="MT60"><text:text-input text:description="&lt;/if&gt;">e</text:text-input></text:span><text:span text:style-name="MT60"> </text:span><text:span text:style-name="MT63"><text:text-input text:description="&lt;if test=&quot;print_lot_life_date&quot;&gt;">if</text:text-input></text:span><text:span text:style-name="MT64">(Venc.)</text:span><text:span text:style-name="MT63"><text:text-input text:description="&lt;/if&gt;">end</text:text-input></text:span></text:p>
            </table:table-cell>
            <table:table-cell table:style-name="Tabla2.D1" office:value-type="string">
              <text:p text:style-name="MP38">Cantidad</text:p>
            </table:table-cell>
          </table:table-row>
        </table:table>
        <text:p text:style-name="MP1"/>
      </style:header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 table:style-name="Tabla4.1">
            <table:table-cell table:style-name="Tabla4.A1" office:value-type="string">
              <text:p text:style-name="MP41"/>
            </table:table-cell>
            <table:table-cell table:style-name="Tabla4.A1" office:value-type="string">
              <text:p text:style-name="MP42"/>
            </table:table-cell>
            <table:table-cell table:style-name="Tabla4.A1" office:value-type="string">
              <text:p text:style-name="MP42"/>
            </table:table-cell>
            <table:table-cell table:style-name="Tabla4.A1" office:value-type="string">
              <text:p text:style-name="MP42"/>
            </table:table-cell>
          </table:table-row>
          <table:table-row table:style-name="Tabla4.2">
            <table:table-cell table:style-name="Tabla4.A1" table:number-columns-spanned="4" office:value-type="string">
              <text:p text:style-name="MP43"><text:span text:style-name="MT65">OBSERVACIONES</text:span>: <text:span text:style-name="MT66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4.3">
            <table:table-cell table:style-name="Tabla4.A3" office:value-type="string">
              <text:p text:style-name="MP44"><text:span text:style-name="MT65">Recibí Conforme</text:span>:</text:p>
              <text:p text:style-name="MP45"><text:span text:style-name="MT65">Fecha</text:span>: <text:s/><text:span text:style-name="MT67"><text:s text:c="5"/>/ <text:s text:c="5"/>/ <text:s text:c="5"/></text:span></text:p>
              <text:p text:style-name="MP45"><text:span text:style-name="MT68">Hora</text:span><text:span text:style-name="MT69">:</text:span><text:span text:style-name="MT70"> <text:s text:c="2"/></text:span><text:span text:style-name="MT67"><text:s text:c="10"/>: <text:s text:c="9"/></text:span></text:p>
            </table:table-cell>
            <table:table-cell table:style-name="Tabla4.B3" office:value-type="string">
              <text:p text:style-name="MP46"><text:s text:c="30"/></text:p>
              <text:p text:style-name="MP47">DNI</text:p>
            </table:table-cell>
            <table:table-cell table:style-name="Tabla4.B3" office:value-type="string">
              <text:p text:style-name="MP46"><text:s text:c="32"/></text:p>
              <text:p text:style-name="MP47">FIRMA</text:p>
            </table:table-cell>
            <table:table-cell table:style-name="Tabla4.B3" office:value-type="string">
              <text:p text:style-name="MP48"><text:s text:c="32"/></text:p>
              <text:p text:style-name="MP46"><text:s text:c="32"/></text:p>
              <text:p text:style-name="MP49">ACLARACIÓN</text:p>
            </table:table-cell>
          </table:table-row>
          <table:table-row table:style-name="Tabla4.4">
            <table:table-cell table:style-name="Tabla4.A3" table:number-columns-spanned="4" office:value-type="string">
              <text:p text:style-name="MP50">Nro C.A.I.: 46325179611340 Vto: 06/08/2021</text:p>
            </table:table-cell>
            <table:covered-table-cell/>
            <table:covered-table-cell/>
            <table:covered-table-cell/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6-18T09:03:44.94</meta:creation-date>
    <dc:date>2020-12-09T15:33:16.089000000</dc:date>
    <meta:editing-duration>P1DT3H24M20S</meta:editing-duration>
    <meta:editing-cycles>375</meta:editing-cycles>
    <meta:generator>LibreOffice/7.0.3.1$Windows_x86 LibreOffice_project/d7547858d014d4cf69878db179d326fc3483e082</meta:generator>
    <meta:document-statistic meta:table-count="6" meta:image-count="0" meta:object-count="0" meta:page-count="1" meta:paragraph-count="56" meta:word-count="230" meta:character-count="1455" meta:non-whitespace-character-count="1206"/>
  </office:meta>
</office:document-meta>
</file>